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62cm" fo:min-width="3.97cm"/>
    </style:style>
    <style:style style:name="gr2" style:family="graphic" style:parent-style-name="standard">
      <style:graphic-properties draw:textarea-horizontal-align="justify" draw:textarea-vertical-align="middle" draw:auto-grow-height="false" fo:min-height="1.162cm" fo:min-width="4.91cm"/>
    </style:style>
    <style:style style:name="gr3" style:family="graphic" style:parent-style-name="standard">
      <style:graphic-properties draw:textarea-horizontal-align="justify" draw:textarea-vertical-align="middle" draw:auto-grow-height="false" fo:min-height="1.162cm" fo:min-width="4.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fo:font-style="normal" style:font-size-asian="18pt" style:font-style-asian="normal" style:font-size-complex="18pt" style:font-style-complex="normal"/>
    </style:style>
    <style:style style:name="P4" style:family="paragraph">
      <style:paragraph-properties fo:text-align="center"/>
      <style:text-properties fo:font-size="12pt" fo:font-style="normal" style:text-underline-style="none" style:font-size-asian="18pt" style:font-style-asian="normal" style:font-size-complex="18pt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style:style style:name="T3" style:family="text">
      <style:text-properties fo:font-size="12pt" fo:font-style="normal" style:font-size-asian="18pt" style:font-style-asian="normal" style:font-size-complex="18pt" style:font-style-complex="normal"/>
    </style:style>
    <style:style style:name="T4" style:family="text">
      <style:text-properties fo:font-size="12pt" fo:font-style="normal" style:text-underline-style="none" style:font-size-asian="18pt" style:font-style-asian="normal" style:font-size-complex="18pt" style:font-style-complex="normal"/>
    </style:style>
    <style:style style:name="T5" style:family="text">
      <style:text-properties fo:font-size="12pt" fo:font-style="italic" style:text-underline-style="none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826cm" svg:height="1.524cm" svg:x="0.762cm" svg:y="2.032cm">
          <text:p text:style-name="P1"><text:span text:style-name="T1">Hybrid-assembly of </text:span><text:span text:style-name="T1"><text:line-break/></text:span><text:span text:style-name="T1">the reference genome</text:span></text:p>
          <text:p text:style-name="P1"><text:span text:style-name="T2">Unicyc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" draw:id="id2" draw:layer="layout" svg:width="5.842cm" svg:height="1.524cm" svg:x="7.112cm" svg:y="2.032cm">
          <text:p text:style-name="P1"><text:span text:style-name="T3">Mapping short-reads of every </text:span><text:span text:style-name="T3"><text:line-break/></text:span><text:span text:style-name="T3">sample to reference genome</text:span></text:p>
          <text:p text:style-name="P1"><text:span text:style-name="T2">BWA mem</text:span><text:span text:style-name="T3">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3" draw:id="id3" draw:layer="layout" svg:width="4.826cm" svg:height="1.524cm" svg:x="14.478cm" svg:y="2.032cm">
          <text:p text:style-name="P1"><text:span text:style-name="T3">Creating pile-ups based</text:span><text:span text:style-name="T3"><text:line-break/></text:span><text:span text:style-name="T3">on mapped reads</text:span></text:p>
          <text:p text:style-name="P1"><text:span text:style-name="T2">Python script</text:span><text:span text:style-name="T3"> <text:s text:c="2"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4" draw:id="id4" draw:layer="layout" svg:width="5.334cm" svg:height="1.524cm" svg:x="0.762cm" svg:y="4.572cm">
          <text:p text:style-name="P1"><text:span text:style-name="T4">Identifying SNPs</text:span><text:span text:style-name="T4"><text:line-break/></text:span><text:span text:style-name="T4">by analyzing pile-ups</text:span><text:span text:style-name="T4"><text:line-break/></text:span><text:span text:style-name="T5">Python scrip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5" draw:id="id5" draw:layer="layout" svg:width="5.334cm" svg:height="1.524cm" svg:x="7.366cm" svg:y="4.572cm">
          <text:p text:style-name="P1"><text:span text:style-name="T4">Annotating SNPs</text:span></text:p>
          <text:p text:style-name="P1"><text:span text:style-name="T5">Python scrip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5" draw:layer="layout" svg:x1="5.588cm" svg:y1="2.794cm" svg:x2="7.112cm" svg:y2="2.794cm" draw:start-shape="id1" draw:start-glue-point="7" draw:end-shape="id2" svg:d="M5588 2794h1524" svg:viewBox="0 0 1525 1">
          <text:p/>
        </draw:connector>
        <draw:connector draw:style-name="gr4" draw:text-style-name="P5" draw:layer="layout" svg:x1="12.954cm" svg:y1="2.794cm" svg:x2="14.478cm" svg:y2="2.794cm" draw:start-shape="id2" draw:start-glue-point="7" draw:end-shape="id3" svg:d="M12954 2794h1524" svg:viewBox="0 0 1525 1">
          <text:p/>
        </draw:connector>
        <draw:connector draw:style-name="gr4" draw:text-style-name="P5" draw:layer="layout" svg:x1="16.891cm" svg:y1="3.556cm" svg:x2="3.429cm" svg:y2="4.572cm" draw:start-shape="id3" draw:start-glue-point="6" draw:end-shape="id4" draw:end-glue-point="4" svg:d="M16891 3556v509h-13462v507" svg:viewBox="0 0 13463 1017">
          <text:p/>
        </draw:connector>
        <draw:connector draw:style-name="gr4" draw:text-style-name="P5" draw:layer="layout" svg:x1="6.096cm" svg:y1="5.334cm" svg:x2="7.366cm" svg:y2="5.334cm" draw:start-shape="id4" draw:start-glue-point="7" draw:end-shape="id5" svg:d="M6096 5334h1270" svg:viewBox="0 0 1271 1">
          <text:p/>
        </draw:connecto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6:03:12.141114109</meta:creation-date>
    <dc:date>2019-08-08T15:01:54.951845827</dc:date>
    <meta:editing-duration>PT18M44S</meta:editing-duration>
    <meta:editing-cycles>7</meta:editing-cycles>
    <meta:generator>LibreOffice/6.0.7.3$Linux_X86_64 LibreOffice_project/00m0$Build-3</meta:generator>
    <meta:document-statistic meta:object-count="32"/>
  </office:meta>
</office:document-meta>
</file>